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583" calcext:value-type="float">
            <text:p>0.01583</text:p>
          </table:table-cell>
          <table:table-cell table:style-name="ce3" office:value-type="float" office:value="0.01564" calcext:value-type="float">
            <text:p>0.01564</text:p>
          </table:table-cell>
          <table:table-cell office:value-type="float" office:value="0.01575" calcext:value-type="float">
            <text:p>0.01575</text:p>
          </table:table-cell>
          <table:table-cell table:formula="of:=MIN([.B2:.D2])" office:value-type="float" office:value="0.01564" calcext:value-type="float">
            <text:p>0.0156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22" calcext:value-type="float">
            <text:p>0.00222</text:p>
          </table:table-cell>
          <table:table-cell table:style-name="ce3" office:value-type="float" office:value="0.00203" calcext:value-type="float">
            <text:p>0.00203</text:p>
          </table:table-cell>
          <table:table-cell table:formula="of:=MIN([.B3:.D3])"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3792" calcext:value-type="float">
            <text:p>0.03792</text:p>
          </table:table-cell>
          <table:table-cell table:style-name="ce3" office:value-type="float" office:value="0.03597" calcext:value-type="float">
            <text:p>0.03597</text:p>
          </table:table-cell>
          <table:table-cell table:formula="of:=MIN([.B4:.D4])" office:value-type="float" office:value="0.03597" calcext:value-type="float">
            <text:p>0.03597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1142" calcext:value-type="float">
            <text:p>0.01142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1165" calcext:value-type="float">
            <text:p>0.01165</text:p>
          </table:table-cell>
          <table:table-cell table:formula="of:=MIN([.B5:.D5])" office:value-type="float" office:value="0.01142" calcext:value-type="float">
            <text:p>0.0114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66.61691" calcext:value-type="float">
            <text:p>66.61691</text:p>
          </table:table-cell>
          <table:table-cell office:value-type="float" office:value="60.70446" calcext:value-type="float">
            <text:p>60.70446</text:p>
          </table:table-cell>
          <table:table-cell office:value-type="float" office:value="60.9853" calcext:value-type="float">
            <text:p>60.9853</text:p>
          </table:table-cell>
          <table:table-cell table:formula="of:=MIN([.B6:.D6])" office:value-type="float" office:value="60.70446" calcext:value-type="float">
            <text:p>60.70446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9.54167" calcext:value-type="float">
            <text:p>79.54167</text:p>
          </table:table-cell>
          <table:table-cell office:value-type="float" office:value="72.45833" calcext:value-type="float">
            <text:p>72.45833</text:p>
          </table:table-cell>
          <table:table-cell office:value-type="float" office:value="73.02083" calcext:value-type="float">
            <text:p>73.02083</text:p>
          </table:table-cell>
          <table:table-cell table:formula="of:=MIN([.B7:.D7])" office:value-type="float" office:value="72.45833" calcext:value-type="float">
            <text:p>72.45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49:51.224360561</dc:date>
    <meta:editing-duration>PT43S</meta:editing-duration>
    <meta:editing-cycles>1</meta:editing-cycles>
    <meta:generator>LibreOffice/6.0.7.3$Linux_X86_64 LibreOffice_project/00m0$Build-3</meta:generator>
    <meta:document-statistic meta:table-count="1" meta:cell-count="34" meta:object-count="0"/>
  </office:meta>
</office:document-meta>
</file>